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log 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 avg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table:style-name="ce1">
            <draw:frame draw:z-index="1" draw:id="id0" draw:style-name="a0" draw:name="Chart 4" svg:x="0.20906in" svg:y="0.04252in" svg:width="7.53053in" svg:height="4.217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1">
            <text:p>FULL</text:p>
          </table:table-cell>
          <table:table-cell office:value-type="float" office:value="2.5548524343720547" table:formula="of:=LOG([.D3])" table:style-name="ce1">
            <text:p>2.554852434</text:p>
          </table:table-cell>
          <table:table-cell office:value-type="float" office:value="100" table:style-name="ce1">
            <text:p>100</text:p>
          </table:table-cell>
          <table:table-cell office:value-type="float" office:value="358.8" table:formula="of:=SUM([.E3:.I3])/5" table:style-name="ce1">
            <text:p>358.8</text:p>
          </table:table-cell>
          <table:table-cell office:value-type="float" office:value="346" table:style-name="ce1">
            <text:p>346</text:p>
          </table:table-cell>
          <table:table-cell office:value-type="float" office:value="342" table:style-name="ce1">
            <text:p>342</text:p>
          </table:table-cell>
          <table:table-cell office:value-type="float" office:value="355" table:style-name="ce1">
            <text:p>355</text:p>
          </table:table-cell>
          <table:table-cell office:value-type="float" office:value="408" table:style-name="ce1">
            <text:p>408</text:p>
          </table:table-cell>
          <table:table-cell office:value-type="float" office:value="343" table:style-name="ce1">
            <text:p>343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5742628297070267" table:formula="of:=LOG([.D4])" table:style-name="ce1">
            <text:p>2.57426283</text:p>
          </table:table-cell>
          <table:table-cell office:value-type="float" office:value="200" table:style-name="ce1">
            <text:p>200</text:p>
          </table:table-cell>
          <table:table-cell office:value-type="float" office:value="375.2" table:formula="of:=SUM([.E4:.I4])/5" table:style-name="ce1">
            <text:p>375.2</text:p>
          </table:table-cell>
          <table:table-cell office:value-type="float" office:value="376" table:style-name="ce1">
            <text:p>376</text:p>
          </table:table-cell>
          <table:table-cell office:value-type="float" office:value="366" table:style-name="ce1">
            <text:p>366</text:p>
          </table:table-cell>
          <table:table-cell office:value-type="float" office:value="400" table:style-name="ce1">
            <text:p>400</text:p>
          </table:table-cell>
          <table:table-cell office:value-type="float" office:value="370" table:style-name="ce1">
            <text:p>370</text:p>
          </table:table-cell>
          <table:table-cell office:value-type="float" office:value="364" table:style-name="ce1">
            <text:p>36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6629466143326246" table:formula="of:=LOG([.D5])" table:style-name="ce1">
            <text:p>2.662946614</text:p>
          </table:table-cell>
          <table:table-cell office:value-type="float" office:value="500" table:style-name="ce1">
            <text:p>500</text:p>
          </table:table-cell>
          <table:table-cell office:value-type="float" office:value="460.2" table:formula="of:=SUM([.E5:.I5])/5" table:style-name="ce1">
            <text:p>460.2</text:p>
          </table:table-cell>
          <table:table-cell office:value-type="float" office:value="446" table:style-name="ce1">
            <text:p>446</text:p>
          </table:table-cell>
          <table:table-cell office:value-type="float" office:value="473" table:style-name="ce1">
            <text:p>473</text:p>
          </table:table-cell>
          <table:table-cell office:value-type="float" office:value="462" table:style-name="ce1">
            <text:p>462</text:p>
          </table:table-cell>
          <table:table-cell office:value-type="float" office:value="454" table:style-name="ce1">
            <text:p>454</text:p>
          </table:table-cell>
          <table:table-cell office:value-type="float" office:value="466" table:style-name="ce1">
            <text:p>46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.1826428681423296" table:formula="of:=LOG([.D6])" table:style-name="ce1">
            <text:p>3.182642868</text:p>
          </table:table-cell>
          <table:table-cell office:value-type="float" office:value="1000" table:style-name="ce1">
            <text:p>1000</text:p>
          </table:table-cell>
          <table:table-cell office:value-type="float" office:value="1522.8" table:formula="of:=SUM([.E6:.I6])/5" table:style-name="ce1">
            <text:p>1522.8</text:p>
          </table:table-cell>
          <table:table-cell office:value-type="float" office:value="1462" table:style-name="ce1">
            <text:p>1462</text:p>
          </table:table-cell>
          <table:table-cell office:value-type="float" office:value="1527" table:style-name="ce1">
            <text:p>1527</text:p>
          </table:table-cell>
          <table:table-cell office:value-type="float" office:value="1539" table:style-name="ce1">
            <text:p>1539</text:p>
          </table:table-cell>
          <table:table-cell office:value-type="float" office:value="1517" table:style-name="ce1">
            <text:p>1517</text:p>
          </table:table-cell>
          <table:table-cell office:value-type="float" office:value="1569" table:style-name="ce1">
            <text:p>1569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.806288534034922" table:formula="of:=LOG([.D7])" table:style-name="ce1">
            <text:p>3.806288534</text:p>
          </table:table-cell>
          <table:table-cell office:value-type="float" office:value="2000" table:style-name="ce1">
            <text:p>2000</text:p>
          </table:table-cell>
          <table:table-cell office:value-type="float" office:value="6401.6" table:formula="of:=SUM([.E7:.I7])/5" table:style-name="ce1">
            <text:p>6401.6</text:p>
          </table:table-cell>
          <table:table-cell office:value-type="float" office:value="6339" table:style-name="ce1">
            <text:p>6339</text:p>
          </table:table-cell>
          <table:table-cell office:value-type="float" office:value="6394" table:style-name="ce1">
            <text:p>6394</text:p>
          </table:table-cell>
          <table:table-cell office:value-type="float" office:value="6283" table:style-name="ce1">
            <text:p>6283</text:p>
          </table:table-cell>
          <table:table-cell office:value-type="float" office:value="6765" table:style-name="ce1">
            <text:p>6765</text:p>
          </table:table-cell>
          <table:table-cell office:value-type="float" office:value="6227" table:style-name="ce1">
            <text:p>6227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4.5697337215819847" table:formula="of:=LOG([.D8])" table:style-name="ce1">
            <text:p>4.569733722</text:p>
          </table:table-cell>
          <table:table-cell office:value-type="float" office:value="5000" table:style-name="ce1">
            <text:p>5000</text:p>
          </table:table-cell>
          <table:table-cell office:value-type="float" office:value="37130.75" table:formula="of:=SUM([.E8:.I8])/4" table:style-name="ce1">
            <text:p>37130.75</text:p>
          </table:table-cell>
          <table:table-cell office:value-type="float" office:value="37628" table:style-name="ce1">
            <text:p>37628</text:p>
          </table:table-cell>
          <table:table-cell office:value-type="float" office:value="37590" table:style-name="ce1">
            <text:p>37590</text:p>
          </table:table-cell>
          <table:table-cell office:value-type="float" office:value="36711" table:style-name="ce1">
            <text:p>36711</text:p>
          </table:table-cell>
          <table:table-cell office:value-type="float" office:value="36594" table:style-name="ce1">
            <text:p>3659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" table:formula="of:=LOG([.D9])" table:style-name="ce1">
            <text:p>#NUM!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formula="of:=SUM([.E9:.I9])/5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" table:formula="of:=LOG([.D10])" table:style-name="ce1">
            <text:p>#NUM!</text:p>
          </table:table-cell>
          <table:table-cell table:style-name="ce1"/>
          <table:table-cell office:value-type="float" office:value="0" table:formula="of:=SUM([.E10:.I10])/5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NE</text:p>
          </table:table-cell>
          <table:table-cell office:value-type="float" office:value="2.8474492624991727" table:formula="of:=LOG([.D11])" table:style-name="ce1">
            <text:p>2.847449262</text:p>
          </table:table-cell>
          <table:table-cell office:value-type="float" office:value="100" table:style-name="ce1">
            <text:p>100</text:p>
          </table:table-cell>
          <table:table-cell office:value-type="float" office:value="703.8" table:formula="of:=SUM([.E11:.I11])/5" table:style-name="ce1">
            <text:p>703.8</text:p>
          </table:table-cell>
          <table:table-cell office:value-type="float" office:value="507" table:style-name="ce1">
            <text:p>507</text:p>
          </table:table-cell>
          <table:table-cell office:value-type="float" office:value="857" table:style-name="ce1">
            <text:p>857</text:p>
          </table:table-cell>
          <table:table-cell office:value-type="float" office:value="627" table:style-name="ce1">
            <text:p>627</text:p>
          </table:table-cell>
          <table:table-cell office:value-type="float" office:value="923" table:style-name="ce1">
            <text:p>923</text:p>
          </table:table-cell>
          <table:table-cell office:value-type="float" office:value="605" table:style-name="ce1">
            <text:p>60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.0697420760416447" table:formula="of:=LOG([.D12])" table:style-name="ce1">
            <text:p>3.069742076</text:p>
          </table:table-cell>
          <table:table-cell office:value-type="float" office:value="200" table:style-name="ce1">
            <text:p>200</text:p>
          </table:table-cell>
          <table:table-cell office:value-type="float" office:value="1174.2" table:formula="of:=SUM([.E12:.I12])/5" table:style-name="ce1">
            <text:p>1174.2</text:p>
          </table:table-cell>
          <table:table-cell office:value-type="float" office:value="1242" table:style-name="ce1">
            <text:p>1242</text:p>
          </table:table-cell>
          <table:table-cell office:value-type="float" office:value="1077" table:style-name="ce1">
            <text:p>1077</text:p>
          </table:table-cell>
          <table:table-cell office:value-type="float" office:value="868" table:style-name="ce1">
            <text:p>868</text:p>
          </table:table-cell>
          <table:table-cell office:value-type="float" office:value="950" table:style-name="ce1">
            <text:p>950</text:p>
          </table:table-cell>
          <table:table-cell office:value-type="float" office:value="1734" table:style-name="ce1">
            <text:p>173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.3629722876920676" table:formula="of:=LOG([.D13])" table:style-name="ce1">
            <text:p>3.362972288</text:p>
          </table:table-cell>
          <table:table-cell office:value-type="float" office:value="500" table:style-name="ce1">
            <text:p>500</text:p>
          </table:table-cell>
          <table:table-cell office:value-type="float" office:value="2306.6" table:formula="of:=SUM([.E13:.I13])/5" table:style-name="ce1">
            <text:p>2306.6</text:p>
          </table:table-cell>
          <table:table-cell office:value-type="float" office:value="2219" table:style-name="ce1">
            <text:p>2219</text:p>
          </table:table-cell>
          <table:table-cell office:value-type="float" office:value="1839" table:style-name="ce1">
            <text:p>1839</text:p>
          </table:table-cell>
          <table:table-cell office:value-type="float" office:value="2588" table:style-name="ce1">
            <text:p>2588</text:p>
          </table:table-cell>
          <table:table-cell office:value-type="float" office:value="1914" table:style-name="ce1">
            <text:p>1914</text:p>
          </table:table-cell>
          <table:table-cell office:value-type="float" office:value="2973" table:style-name="ce1">
            <text:p>2973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.6771870534472346" table:formula="of:=LOG([.D14])" table:style-name="ce1">
            <text:p>3.677187053</text:p>
          </table:table-cell>
          <table:table-cell office:value-type="float" office:value="1000" table:style-name="ce1">
            <text:p>1000</text:p>
          </table:table-cell>
          <table:table-cell office:value-type="float" office:value="4755.3999999999996" table:formula="of:=SUM([.E14:.I14])/5" table:style-name="ce1">
            <text:p>4755.4</text:p>
          </table:table-cell>
          <table:table-cell office:value-type="float" office:value="3539" table:style-name="ce1">
            <text:p>3539</text:p>
          </table:table-cell>
          <table:table-cell office:value-type="float" office:value="3690" table:style-name="ce1">
            <text:p>3690</text:p>
          </table:table-cell>
          <table:table-cell office:value-type="float" office:value="5889" table:style-name="ce1">
            <text:p>5889</text:p>
          </table:table-cell>
          <table:table-cell office:value-type="float" office:value="5530" table:style-name="ce1">
            <text:p>5530</text:p>
          </table:table-cell>
          <table:table-cell office:value-type="float" office:value="5129" table:style-name="ce1">
            <text:p>5129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4.0198222241677737" table:formula="of:=LOG([.D15])" table:style-name="ce1">
            <text:p>4.019822224</text:p>
          </table:table-cell>
          <table:table-cell office:value-type="float" office:value="2000" table:style-name="ce1">
            <text:p>2000</text:p>
          </table:table-cell>
          <table:table-cell office:value-type="float" office:value="10467" table:formula="of:=SUM([.E15:.I15])/5" table:style-name="ce1">
            <text:p>10467</text:p>
          </table:table-cell>
          <table:table-cell office:value-type="float" office:value="12417" table:style-name="ce1">
            <text:p>12417</text:p>
          </table:table-cell>
          <table:table-cell office:value-type="float" office:value="7623" table:style-name="ce1">
            <text:p>7623</text:p>
          </table:table-cell>
          <table:table-cell office:value-type="float" office:value="14038" table:style-name="ce1">
            <text:p>14038</text:p>
          </table:table-cell>
          <table:table-cell office:value-type="float" office:value="7640" table:style-name="ce1">
            <text:p>7640</text:p>
          </table:table-cell>
          <table:table-cell office:value-type="float" office:value="10617" table:style-name="ce1">
            <text:p>10617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4.3678179285484937" table:formula="of:=LOG([.D16])" table:style-name="ce1">
            <text:p>4.367817929</text:p>
          </table:table-cell>
          <table:table-cell office:value-type="float" office:value="5000" table:style-name="ce1">
            <text:p>5000</text:p>
          </table:table-cell>
          <table:table-cell office:value-type="float" office:value="23324.799999999999" table:formula="of:=SUM([.E16:.I16])/5" table:style-name="ce1">
            <text:p>23324.8</text:p>
          </table:table-cell>
          <table:table-cell office:value-type="float" office:value="26510" table:style-name="ce1">
            <text:p>26510</text:p>
          </table:table-cell>
          <table:table-cell office:value-type="float" office:value="29156" table:style-name="ce1">
            <text:p>29156</text:p>
          </table:table-cell>
          <table:table-cell office:value-type="float" office:value="18134" table:style-name="ce1">
            <text:p>18134</text:p>
          </table:table-cell>
          <table:table-cell office:value-type="float" office:value="25741" table:style-name="ce1">
            <text:p>25741</text:p>
          </table:table-cell>
          <table:table-cell office:value-type="float" office:value="17083" table:style-name="ce1">
            <text:p>17083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4.6655434693554909" table:formula="of:=LOG([.D17])" table:style-name="ce1">
            <text:p>4.665543469</text:p>
          </table:table-cell>
          <table:table-cell office:value-type="float" office:value="10000" table:style-name="ce1">
            <text:p>10000</text:p>
          </table:table-cell>
          <table:table-cell office:value-type="float" office:value="46296" table:formula="of:=SUM([.E17:.I17])/2" table:style-name="ce1">
            <text:p>46296</text:p>
          </table:table-cell>
          <table:table-cell office:value-type="float" office:value="35438" table:style-name="ce1">
            <text:p>35438</text:p>
          </table:table-cell>
          <table:table-cell office:value-type="float" office:value="57154" table:style-name="ce1">
            <text:p>5715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" table:formula="of:=LOG([.D18])" table:style-name="ce1">
            <text:p>#NUM!</text:p>
          </table:table-cell>
          <table:table-cell table:style-name="ce1"/>
          <table:table-cell office:value-type="float" office:value="0" table:formula="of:=SUM([.E18:.I18])/2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AND2D</text:p>
          </table:table-cell>
          <table:table-cell office:value-type="float" office:value="0" table:formula="of:=LOG([.D19])" table:style-name="ce1">
            <text:p>#NUM!</text:p>
          </table:table-cell>
          <table:table-cell office:value-type="float" office:value="100" table:style-name="ce1">
            <text:p>100</text:p>
          </table:table-cell>
          <table:table-cell office:value-type="float" office:value="0" table:formula="of:=SUM([.E19:.I19])/2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2.6408787787016181" table:formula="of:=LOG([.D20])" table:style-name="ce1">
            <text:p>2.640878779</text:p>
          </table:table-cell>
          <table:table-cell office:value-type="float" office:value="200" table:style-name="ce1">
            <text:p>200</text:p>
          </table:table-cell>
          <table:table-cell office:value-type="float" office:value="437.4" table:formula="of:=SUM([.E20:.I20])/5" table:style-name="ce1">
            <text:p>437.4</text:p>
          </table:table-cell>
          <table:table-cell office:value-type="float" office:value="419" table:style-name="ce1">
            <text:p>419</text:p>
          </table:table-cell>
          <table:table-cell office:value-type="float" office:value="517" table:style-name="ce1">
            <text:p>517</text:p>
          </table:table-cell>
          <table:table-cell office:value-type="float" office:value="352" table:style-name="ce1">
            <text:p>352</text:p>
          </table:table-cell>
          <table:table-cell office:value-type="float" office:value="417" table:style-name="ce1">
            <text:p>417</text:p>
          </table:table-cell>
          <table:table-cell office:value-type="float" office:value="482" table:style-name="ce1">
            <text:p>48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5013331786455661" table:formula="of:=LOG([.D21])" table:style-name="ce1">
            <text:p>2.501333179</text:p>
          </table:table-cell>
          <table:table-cell office:value-type="float" office:value="500" table:style-name="ce1">
            <text:p>500</text:p>
          </table:table-cell>
          <table:table-cell office:value-type="float" office:value="317.2" table:formula="of:=SUM([.E21:.I21])/5" table:style-name="ce1">
            <text:p>317.2</text:p>
          </table:table-cell>
          <table:table-cell office:value-type="float" office:value="340" table:style-name="ce1">
            <text:p>340</text:p>
          </table:table-cell>
          <table:table-cell office:value-type="float" office:value="292" table:style-name="ce1">
            <text:p>292</text:p>
          </table:table-cell>
          <table:table-cell office:value-type="float" office:value="312" table:style-name="ce1">
            <text:p>312</text:p>
          </table:table-cell>
          <table:table-cell office:value-type="float" office:value="322" table:style-name="ce1">
            <text:p>322</text:p>
          </table:table-cell>
          <table:table-cell office:value-type="float" office:value="320" table:style-name="ce1">
            <text:p>32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5059635180181261" table:formula="of:=LOG([.D22])" table:style-name="ce1">
            <text:p>2.505963518</text:p>
          </table:table-cell>
          <table:table-cell office:value-type="float" office:value="1000" table:style-name="ce1">
            <text:p>1000</text:p>
          </table:table-cell>
          <table:table-cell office:value-type="float" office:value="320.60000000000002" table:formula="of:=SUM([.E22:.I22])/5" table:style-name="ce1">
            <text:p>320.6</text:p>
          </table:table-cell>
          <table:table-cell office:value-type="float" office:value="314" table:style-name="ce1">
            <text:p>314</text:p>
          </table:table-cell>
          <table:table-cell office:value-type="float" office:value="331" table:style-name="ce1">
            <text:p>331</text:p>
          </table:table-cell>
          <table:table-cell office:value-type="float" office:value="325" table:style-name="ce1">
            <text:p>325</text:p>
          </table:table-cell>
          <table:table-cell office:value-type="float" office:value="312" table:style-name="ce1">
            <text:p>312</text:p>
          </table:table-cell>
          <table:table-cell office:value-type="float" office:value="321" table:style-name="ce1">
            <text:p>32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5646660642520893" table:formula="of:=LOG([.D23])" table:style-name="ce1">
            <text:p>2.564666064</text:p>
          </table:table-cell>
          <table:table-cell office:value-type="float" office:value="2000" table:style-name="ce1">
            <text:p>2000</text:p>
          </table:table-cell>
          <table:table-cell office:value-type="float" office:value="367" table:formula="of:=SUM([.E23:.I23])/5" table:style-name="ce1">
            <text:p>367</text:p>
          </table:table-cell>
          <table:table-cell office:value-type="float" office:value="355" table:style-name="ce1">
            <text:p>355</text:p>
          </table:table-cell>
          <table:table-cell office:value-type="float" office:value="351" table:style-name="ce1">
            <text:p>351</text:p>
          </table:table-cell>
          <table:table-cell office:value-type="float" office:value="390" table:style-name="ce1">
            <text:p>390</text:p>
          </table:table-cell>
          <table:table-cell office:value-type="float" office:value="367" table:style-name="ce1">
            <text:p>367</text:p>
          </table:table-cell>
          <table:table-cell office:value-type="float" office:value="372" table:style-name="ce1">
            <text:p>372</text:p>
          </table:table-cell>
          <table:table-cell table:style-name="ce1">
            <draw:frame draw:z-index="2" draw:id="id1" draw:style-name="a1" draw:name="Chart 5" svg:x="0.23501in" svg:y="0.0633in" svg:width="6.79685in" svg:height="3.854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.0655797147284485" table:formula="of:=LOG([.D24])" table:style-name="ce1">
            <text:p>3.065579715</text:p>
          </table:table-cell>
          <table:table-cell office:value-type="float" office:value="5000" table:style-name="ce1">
            <text:p>5000</text:p>
          </table:table-cell>
          <table:table-cell office:value-type="float" office:value="1163" table:style-name="ce1">
            <text:p>1163</text:p>
          </table:table-cell>
          <table:table-cell office:value-type="float" office:value="1163" table:style-name="ce1">
            <text:p>1163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0" table:formula="of:=LOG([.D25])" table:style-name="ce1">
            <text:p>#NUM!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formula="of:=SUM([.E25:.I25])/5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" table:formula="of:=LOG([.D26])" table:style-name="ce1">
            <text:p>#NUM!</text:p>
          </table:table-cell>
          <table:table-cell table:style-name="ce1"/>
          <table:table-cell office:value-type="float" office:value="0" table:formula="of:=SUM([.E26:.I26])/2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DTORUS</text:p>
          </table:table-cell>
          <table:table-cell office:value-type="float" office:value="2.4490153163477864" table:formula="of:=LOG([.D27])" table:style-name="ce1">
            <text:p>2.449015316</text:p>
          </table:table-cell>
          <table:table-cell office:value-type="float" office:value="125" table:style-name="ce1">
            <text:p>125</text:p>
          </table:table-cell>
          <table:table-cell office:value-type="float" office:value="281.2" table:formula="of:=SUM([.E27:.I27])/5" table:style-name="ce1">
            <text:p>281.2</text:p>
          </table:table-cell>
          <table:table-cell office:value-type="float" office:value="297" table:style-name="ce1">
            <text:p>297</text:p>
          </table:table-cell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275" table:style-name="ce1">
            <text:p>275</text:p>
          </table:table-cell>
          <table:table-cell office:value-type="float" office:value="263" table:style-name="ce1">
            <text:p>263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4599952560473914" table:formula="of:=LOG([.D28])" table:style-name="ce1">
            <text:p>2.459995256</text:p>
          </table:table-cell>
          <table:table-cell office:value-type="float" office:value="216" table:style-name="ce1">
            <text:p>216</text:p>
          </table:table-cell>
          <table:table-cell office:value-type="float" office:value="288.39999999999998" table:formula="of:=SUM([.E28:.I28])/5" table:style-name="ce1">
            <text:p>288.4</text:p>
          </table:table-cell>
          <table:table-cell office:value-type="float" office:value="286" table:style-name="ce1">
            <text:p>286</text:p>
          </table:table-cell>
          <table:table-cell office:value-type="float" office:value="287" table:style-name="ce1">
            <text:p>287</text:p>
          </table:table-cell>
          <table:table-cell office:value-type="float" office:value="297" table:style-name="ce1">
            <text:p>297</text:p>
          </table:table-cell>
          <table:table-cell office:value-type="float" office:value="298" table:style-name="ce1">
            <text:p>298</text:p>
          </table:table-cell>
          <table:table-cell office:value-type="float" office:value="274" table:style-name="ce1">
            <text:p>27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4608978427565478" table:formula="of:=LOG([.D29])" table:style-name="ce1">
            <text:p>2.460897843</text:p>
          </table:table-cell>
          <table:table-cell office:value-type="float" office:value="512" table:style-name="ce1">
            <text:p>512</text:p>
          </table:table-cell>
          <table:table-cell office:value-type="float" office:value="289" table:formula="of:=SUM([.E29:.I29])/5" table:style-name="ce1">
            <text:p>289</text:p>
          </table:table-cell>
          <table:table-cell office:value-type="float" office:value="298" table:style-name="ce1">
            <text:p>298</text:p>
          </table:table-cell>
          <table:table-cell office:value-type="float" office:value="287" table:style-name="ce1">
            <text:p>287</text:p>
          </table:table-cell>
          <table:table-cell office:value-type="float" office:value="278" table:style-name="ce1">
            <text:p>278</text:p>
          </table:table-cell>
          <table:table-cell office:value-type="float" office:value="297" table:style-name="ce1">
            <text:p>297</text:p>
          </table:table-cell>
          <table:table-cell office:value-type="float" office:value="285" table:style-name="ce1">
            <text:p>28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4768316285122607" table:formula="of:=LOG([.D30])" table:style-name="ce1">
            <text:p>2.476831629</text:p>
          </table:table-cell>
          <table:table-cell office:value-type="float" office:value="1000" table:style-name="ce1">
            <text:p>1000</text:p>
          </table:table-cell>
          <table:table-cell office:value-type="float" office:value="299.8" table:formula="of:=SUM([.E30:.I30])/5" table:style-name="ce1">
            <text:p>299.8</text:p>
          </table:table-cell>
          <table:table-cell office:value-type="float" office:value="301" table:style-name="ce1">
            <text:p>301</text:p>
          </table:table-cell>
          <table:table-cell office:value-type="float" office:value="285" table:style-name="ce1">
            <text:p>285</text:p>
          </table:table-cell>
          <table:table-cell office:value-type="float" office:value="303" table:style-name="ce1">
            <text:p>303</text:p>
          </table:table-cell>
          <table:table-cell office:value-type="float" office:value="311" table:style-name="ce1">
            <text:p>311</text:p>
          </table:table-cell>
          <table:table-cell office:value-type="float" office:value="299" table:style-name="ce1">
            <text:p>299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4947110252052629" table:formula="of:=LOG([.D31])" table:style-name="ce1">
            <text:p>2.494711025</text:p>
          </table:table-cell>
          <table:table-cell office:value-type="float" office:value="2197" table:style-name="ce1">
            <text:p>2197</text:p>
          </table:table-cell>
          <table:table-cell office:value-type="float" office:value="312.39999999999998" table:formula="of:=SUM([.E31:.I31])/5" table:style-name="ce1">
            <text:p>312.4</text:p>
          </table:table-cell>
          <table:table-cell office:value-type="float" office:value="300" table:style-name="ce1">
            <text:p>300</text:p>
          </table:table-cell>
          <table:table-cell office:value-type="float" office:value="303" table:style-name="ce1">
            <text:p>303</text:p>
          </table:table-cell>
          <table:table-cell office:value-type="float" office:value="327" table:style-name="ce1">
            <text:p>327</text:p>
          </table:table-cell>
          <table:table-cell office:value-type="float" office:value="323" table:style-name="ce1">
            <text:p>323</text:p>
          </table:table-cell>
          <table:table-cell office:value-type="float" office:value="309" table:style-name="ce1">
            <text:p>309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5301996982030821" table:formula="of:=LOG([.D32])" table:style-name="ce1">
            <text:p>2.530199698</text:p>
          </table:table-cell>
          <table:table-cell office:value-type="float" office:value="5832" table:style-name="ce1">
            <text:p>5832</text:p>
          </table:table-cell>
          <table:table-cell office:value-type="float" office:value="339" table:formula="of:=SUM([.E32:.I32])/5" table:style-name="ce1">
            <text:p>339</text:p>
          </table:table-cell>
          <table:table-cell office:value-type="float" office:value="327" table:style-name="ce1">
            <text:p>327</text:p>
          </table:table-cell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341" table:style-name="ce1">
            <text:p>341</text:p>
          </table:table-cell>
          <table:table-cell office:value-type="float" office:value="347" table:style-name="ce1">
            <text:p>347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7762652182681093" table:formula="of:=LOG([.D33])" table:style-name="ce1">
            <text:p>2.776265218</text:p>
          </table:table-cell>
          <table:table-cell office:value-type="float" office:value="10648" table:style-name="ce1">
            <text:p>10648</text:p>
          </table:table-cell>
          <table:table-cell office:value-type="float" office:value="597.4" table:formula="of:=SUM([.E33:.I33])/5" table:style-name="ce1">
            <text:p>597.4</text:p>
          </table:table-cell>
          <table:table-cell office:value-type="float" office:value="580" table:style-name="ce1">
            <text:p>580</text:p>
          </table:table-cell>
          <table:table-cell office:value-type="float" office:value="658" table:style-name="ce1">
            <text:p>658</text:p>
          </table:table-cell>
          <table:table-cell office:value-type="float" office:value="589" table:style-name="ce1">
            <text:p>589</text:p>
          </table:table-cell>
          <table:table-cell office:value-type="float" office:value="571" table:style-name="ce1">
            <text:p>571</text:p>
          </table:table-cell>
          <table:table-cell office:value-type="float" office:value="589" table:style-name="ce1">
            <text:p>589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0" table:formula="of:=LOG([.D34])" table:style-name="ce1">
            <text:p>#NUM!</text:p>
          </table:table-cell>
          <table:table-cell table:style-name="ce1"/>
          <table:table-cell office:value-type="float" office:value="0" table:formula="of:=SUM([.E34:.I34])/5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ONEYCOMB</text:p>
          </table:table-cell>
          <table:table-cell office:value-type="float" office:value="2.5972562829251418" table:formula="of:=LOG([.D35])" table:style-name="ce1">
            <text:p>2.597256283</text:p>
          </table:table-cell>
          <table:table-cell office:value-type="float" office:value="100" table:style-name="ce1">
            <text:p>100</text:p>
          </table:table-cell>
          <table:table-cell office:value-type="float" office:value="395.6" table:formula="of:=SUM([.E35:.I35])/5" table:style-name="ce1">
            <text:p>395.6</text:p>
          </table:table-cell>
          <table:table-cell office:value-type="float" office:value="362" table:style-name="ce1">
            <text:p>362</text:p>
          </table:table-cell>
          <table:table-cell office:value-type="float" office:value="342" table:style-name="ce1">
            <text:p>342</text:p>
          </table:table-cell>
          <table:table-cell office:value-type="float" office:value="417" table:style-name="ce1">
            <text:p>417</text:p>
          </table:table-cell>
          <table:table-cell office:value-type="float" office:value="440" table:style-name="ce1">
            <text:p>440</text:p>
          </table:table-cell>
          <table:table-cell office:value-type="float" office:value="417" table:style-name="ce1">
            <text:p>417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5696079675468244" table:formula="of:=LOG([.D36])" table:style-name="ce1">
            <text:p>2.569607968</text:p>
          </table:table-cell>
          <table:table-cell office:value-type="float" office:value="225" table:style-name="ce1">
            <text:p>225</text:p>
          </table:table-cell>
          <table:table-cell office:value-type="float" office:value="371.2" table:formula="of:=SUM([.E36:.I36])/5" table:style-name="ce1">
            <text:p>371.2</text:p>
          </table:table-cell>
          <table:table-cell office:value-type="float" office:value="352" table:style-name="ce1">
            <text:p>352</text:p>
          </table:table-cell>
          <table:table-cell office:value-type="float" office:value="373" table:style-name="ce1">
            <text:p>373</text:p>
          </table:table-cell>
          <table:table-cell office:value-type="float" office:value="374" table:style-name="ce1">
            <text:p>374</text:p>
          </table:table-cell>
          <table:table-cell office:value-type="float" office:value="351" table:style-name="ce1">
            <text:p>351</text:p>
          </table:table-cell>
          <table:table-cell office:value-type="float" office:value="406" table:style-name="ce1">
            <text:p>40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6144753660903954" table:formula="of:=LOG([.D37])" table:style-name="ce1">
            <text:p>2.614475366</text:p>
          </table:table-cell>
          <table:table-cell office:value-type="float" office:value="529" table:style-name="ce1">
            <text:p>529</text:p>
          </table:table-cell>
          <table:table-cell office:value-type="float" office:value="411.6" table:formula="of:=SUM([.E37:.I37])/5" table:style-name="ce1">
            <text:p>411.6</text:p>
          </table:table-cell>
          <table:table-cell office:value-type="float" office:value="473" table:style-name="ce1">
            <text:p>473</text:p>
          </table:table-cell>
          <table:table-cell office:value-type="float" office:value="366" table:style-name="ce1">
            <text:p>366</text:p>
          </table:table-cell>
          <table:table-cell office:value-type="float" office:value="388" table:style-name="ce1">
            <text:p>388</text:p>
          </table:table-cell>
          <table:table-cell office:value-type="float" office:value="391" table:style-name="ce1">
            <text:p>391</text:p>
          </table:table-cell>
          <table:table-cell office:value-type="float" office:value="440" table:style-name="ce1">
            <text:p>44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9293167267534956" table:formula="of:=LOG([.D38])" table:style-name="ce1">
            <text:p>2.929316727</text:p>
          </table:table-cell>
          <table:table-cell office:value-type="float" office:value="1024" table:style-name="ce1">
            <text:p>1024</text:p>
          </table:table-cell>
          <table:table-cell office:value-type="float" office:value="849.8" table:formula="of:=SUM([.E38:.I38])/5" table:style-name="ce1">
            <text:p>849.8</text:p>
          </table:table-cell>
          <table:table-cell office:value-type="float" office:value="1006" table:style-name="ce1">
            <text:p>1006</text:p>
          </table:table-cell>
          <table:table-cell office:value-type="float" office:value="710" table:style-name="ce1">
            <text:p>710</text:p>
          </table:table-cell>
          <table:table-cell office:value-type="float" office:value="828" table:style-name="ce1">
            <text:p>828</text:p>
          </table:table-cell>
          <table:table-cell office:value-type="float" office:value="952" table:style-name="ce1">
            <text:p>952</text:p>
          </table:table-cell>
          <table:table-cell office:value-type="float" office:value="753" table:style-name="ce1">
            <text:p>753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7265642161622448" table:formula="of:=LOG([.D39])" table:style-name="ce1">
            <text:p>2.726564216</text:p>
          </table:table-cell>
          <table:table-cell office:value-type="float" office:value="2025" table:style-name="ce1">
            <text:p>2025</text:p>
          </table:table-cell>
          <table:table-cell office:value-type="float" office:value="532.79999999999995" table:formula="of:=SUM([.E39:.I39])/5" table:style-name="ce1">
            <text:p>532.8</text:p>
          </table:table-cell>
          <table:table-cell office:value-type="float" office:value="534" table:style-name="ce1">
            <text:p>534</text:p>
          </table:table-cell>
          <table:table-cell office:value-type="float" office:value="526" table:style-name="ce1">
            <text:p>526</text:p>
          </table:table-cell>
          <table:table-cell office:value-type="float" office:value="522" table:style-name="ce1">
            <text:p>522</text:p>
          </table:table-cell>
          <table:table-cell office:value-type="float" office:value="581" table:style-name="ce1">
            <text:p>581</text:p>
          </table:table-cell>
          <table:table-cell office:value-type="float" office:value="501" table:style-name="ce1">
            <text:p>50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9198100201701958" table:formula="of:=LOG([.D40])" table:style-name="ce1">
            <text:p>2.91981002</text:p>
          </table:table-cell>
          <table:table-cell office:value-type="float" office:value="5041" table:style-name="ce1">
            <text:p>5041</text:p>
          </table:table-cell>
          <table:table-cell office:value-type="float" office:value="831.4" table:formula="of:=SUM([.E40:.I40])/5" table:style-name="ce1">
            <text:p>831.4</text:p>
          </table:table-cell>
          <table:table-cell office:value-type="float" office:value="947" table:style-name="ce1">
            <text:p>947</text:p>
          </table:table-cell>
          <table:table-cell office:value-type="float" office:value="827" table:style-name="ce1">
            <text:p>827</text:p>
          </table:table-cell>
          <table:table-cell office:value-type="float" office:value="783" table:style-name="ce1">
            <text:p>783</text:p>
          </table:table-cell>
          <table:table-cell office:value-type="float" office:value="719" table:style-name="ce1">
            <text:p>719</text:p>
          </table:table-cell>
          <table:table-cell office:value-type="float" office:value="881" table:style-name="ce1">
            <text:p>88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.4202528825875644" table:formula="of:=LOG([.D41])" table:style-name="ce1">
            <text:p>3.420252883</text:p>
          </table:table-cell>
          <table:table-cell office:value-type="float" office:value="10000" table:style-name="ce1">
            <text:p>10000</text:p>
          </table:table-cell>
          <table:table-cell office:value-type="float" office:value="2631.8" table:formula="of:=SUM([.E41:.I41])/5" table:style-name="ce1">
            <text:p>2631.8</text:p>
          </table:table-cell>
          <table:table-cell office:value-type="float" office:value="2622" table:style-name="ce1">
            <text:p>2622</text:p>
          </table:table-cell>
          <table:table-cell office:value-type="float" office:value="2814" table:style-name="ce1">
            <text:p>2814</text:p>
          </table:table-cell>
          <table:table-cell office:value-type="float" office:value="2704" table:style-name="ce1">
            <text:p>2704</text:p>
          </table:table-cell>
          <table:table-cell office:value-type="float" office:value="2769" table:style-name="ce1">
            <text:p>2769</text:p>
          </table:table-cell>
          <table:table-cell office:value-type="float" office:value="2250" table:style-name="ce1">
            <text:p>225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0" table:formula="of:=LOG([.D42])" table:style-name="ce1">
            <text:p>#NUM!</text:p>
          </table:table-cell>
          <table:table-cell table:style-name="ce1"/>
          <table:table-cell office:value-type="float" office:value="0" table:formula="of:=SUM([.E42:.I42])/5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ANDHONEYCOMB</text:p>
          </table:table-cell>
          <table:table-cell office:value-type="float" office:value="2.5462958351214424" table:formula="of:=LOG([.D43])" table:style-name="ce1">
            <text:p>2.546295835</text:p>
          </table:table-cell>
          <table:table-cell office:value-type="float" office:value="100" table:style-name="ce1">
            <text:p>100</text:p>
          </table:table-cell>
          <table:table-cell office:value-type="float" office:value="351.8" table:formula="of:=SUM([.E43:.I43])/5" table:style-name="ce1">
            <text:p>351.8</text:p>
          </table:table-cell>
          <table:table-cell office:value-type="float" office:value="363" table:style-name="ce1">
            <text:p>363</text:p>
          </table:table-cell>
          <table:table-cell office:value-type="float" office:value="385" table:style-name="ce1">
            <text:p>385</text:p>
          </table:table-cell>
          <table:table-cell office:value-type="float" office:value="352" table:style-name="ce1">
            <text:p>352</text:p>
          </table:table-cell>
          <table:table-cell office:value-type="float" office:value="308" table:style-name="ce1">
            <text:p>308</text:p>
          </table:table-cell>
          <table:table-cell office:value-type="float" office:value="351" table:style-name="ce1">
            <text:p>351</text:p>
          </table:table-cell>
          <table:table-cell table:style-name="ce1">
            <draw:frame draw:z-index="3" draw:id="id2" draw:style-name="a2" draw:name="Chart 4" svg:x="0.15625in" svg:y="0.11458in" svg:width="7.64583in" svg:height="4.1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.5492485568540557" table:formula="of:=LOG([.D44])" table:style-name="ce1">
            <text:p>2.549248557</text:p>
          </table:table-cell>
          <table:table-cell office:value-type="float" office:value="225" table:style-name="ce1">
            <text:p>225</text:p>
          </table:table-cell>
          <table:table-cell office:value-type="float" office:value="354.2" table:formula="of:=SUM([.E44:.I44])/5" table:style-name="ce1">
            <text:p>354.2</text:p>
          </table:table-cell>
          <table:table-cell office:value-type="float" office:value="385" table:style-name="ce1">
            <text:p>385</text:p>
          </table:table-cell>
          <table:table-cell office:value-type="float" office:value="363" table:style-name="ce1">
            <text:p>363</text:p>
          </table:table-cell>
          <table:table-cell office:value-type="float" office:value="341" table:style-name="ce1">
            <text:p>341</text:p>
          </table:table-cell>
          <table:table-cell office:value-type="float" office:value="341" table:style-name="ce1">
            <text:p>341</text:p>
          </table:table-cell>
          <table:table-cell office:value-type="float" office:value="341" table:style-name="ce1">
            <text:p>34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531223374533027" table:formula="of:=LOG([.D45])" table:style-name="ce1">
            <text:p>2.531223375</text:p>
          </table:table-cell>
          <table:table-cell office:value-type="float" office:value="529" table:style-name="ce1">
            <text:p>529</text:p>
          </table:table-cell>
          <table:table-cell office:value-type="float" office:value="339.8" table:formula="of:=SUM([.E45:.I45])/5" table:style-name="ce1">
            <text:p>339.8</text:p>
          </table:table-cell>
          <table:table-cell office:value-type="float" office:value="340" table:style-name="ce1">
            <text:p>340</text:p>
          </table:table-cell>
          <table:table-cell office:value-type="float" office:value="344" table:style-name="ce1">
            <text:p>344</text:p>
          </table:table-cell>
          <table:table-cell office:value-type="float" office:value="340" table:style-name="ce1">
            <text:p>340</text:p>
          </table:table-cell>
          <table:table-cell office:value-type="float" office:value="333" table:style-name="ce1">
            <text:p>333</text:p>
          </table:table-cell>
          <table:table-cell office:value-type="float" office:value="342" table:style-name="ce1">
            <text:p>34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5403294747908736" table:formula="of:=LOG([.D46])" table:style-name="ce1">
            <text:p>2.540329475</text:p>
          </table:table-cell>
          <table:table-cell office:value-type="float" office:value="1024" table:style-name="ce1">
            <text:p>1024</text:p>
          </table:table-cell>
          <table:table-cell office:value-type="float" office:value="347" table:formula="of:=SUM([.E46:.I46])/5" table:style-name="ce1">
            <text:p>347</text:p>
          </table:table-cell>
          <table:table-cell office:value-type="float" office:value="358" table:style-name="ce1">
            <text:p>358</text:p>
          </table:table-cell>
          <table:table-cell office:value-type="float" office:value="334" table:style-name="ce1">
            <text:p>334</text:p>
          </table:table-cell>
          <table:table-cell office:value-type="float" office:value="364" table:style-name="ce1">
            <text:p>364</text:p>
          </table:table-cell>
          <table:table-cell office:value-type="float" office:value="343" table:style-name="ce1">
            <text:p>343</text:p>
          </table:table-cell>
          <table:table-cell office:value-type="float" office:value="336" table:style-name="ce1">
            <text:p>33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527114111639805" table:formula="of:=LOG([.D47])" table:style-name="ce1">
            <text:p>2.527114112</text:p>
          </table:table-cell>
          <table:table-cell office:value-type="float" office:value="2025" table:style-name="ce1">
            <text:p>2025</text:p>
          </table:table-cell>
          <table:table-cell office:value-type="float" office:value="336.6" table:formula="of:=SUM([.E47:.I47])/5" table:style-name="ce1">
            <text:p>336.6</text:p>
          </table:table-cell>
          <table:table-cell office:value-type="float" office:value="342" table:style-name="ce1">
            <text:p>342</text:p>
          </table:table-cell>
          <table:table-cell office:value-type="float" office:value="336" table:style-name="ce1">
            <text:p>336</text:p>
          </table:table-cell>
          <table:table-cell office:value-type="float" office:value="334" table:style-name="ce1">
            <text:p>334</text:p>
          </table:table-cell>
          <table:table-cell office:value-type="float" office:value="341" table:style-name="ce1">
            <text:p>341</text:p>
          </table:table-cell>
          <table:table-cell office:value-type="float" office:value="330" table:style-name="ce1">
            <text:p>33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.5455545072340651" table:formula="of:=LOG([.D48])" table:style-name="ce1">
            <text:p>2.545554507</text:p>
          </table:table-cell>
          <table:table-cell office:value-type="float" office:value="5041" table:style-name="ce1">
            <text:p>5041</text:p>
          </table:table-cell>
          <table:table-cell office:value-type="float" office:value="351.2" table:formula="of:=SUM([.E48:.I48])/5" table:style-name="ce1">
            <text:p>351.2</text:p>
          </table:table-cell>
          <table:table-cell office:value-type="float" office:value="353" table:style-name="ce1">
            <text:p>353</text:p>
          </table:table-cell>
          <table:table-cell office:value-type="float" office:value="343" table:style-name="ce1">
            <text:p>343</text:p>
          </table:table-cell>
          <table:table-cell office:value-type="float" office:value="348" table:style-name="ce1">
            <text:p>348</text:p>
          </table:table-cell>
          <table:table-cell office:value-type="float" office:value="354" table:style-name="ce1">
            <text:p>354</text:p>
          </table:table-cell>
          <table:table-cell office:value-type="float" office:value="358" table:style-name="ce1">
            <text:p>35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.6981005456233897" table:formula="of:=LOG([.D49])" table:style-name="ce1">
            <text:p>2.698100546</text:p>
          </table:table-cell>
          <table:table-cell office:value-type="float" office:value="10000" table:style-name="ce1">
            <text:p>10000</text:p>
          </table:table-cell>
          <table:table-cell office:value-type="float" office:value="499" table:formula="of:=SUM([.E49:.I49])/5" table:style-name="ce1">
            <text:p>499</text:p>
          </table:table-cell>
          <table:table-cell office:value-type="float" office:value="476" table:style-name="ce1">
            <text:p>476</text:p>
          </table:table-cell>
          <table:table-cell office:value-type="float" office:value="546" table:style-name="ce1">
            <text:p>546</text:p>
          </table:table-cell>
          <table:table-cell office:value-type="float" office:value="485" table:style-name="ce1">
            <text:p>485</text:p>
          </table:table-cell>
          <table:table-cell office:value-type="float" office:value="490" table:style-name="ce1">
            <text:p>490</text:p>
          </table:table-cell>
          <table:table-cell office:value-type="float" office:value="498" table:style-name="ce1">
            <text:p>498</text:p>
          </table:table-cell>
          <table:table-cell table:number-columns-repeated="16375"/>
        </table:table-row>
        <table:table-row table:number-rows-repeated="1048527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log 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 avg</text:p>
          </table:table-cell>
          <table:table-cell table:number-columns-repeated="3"/>
          <table:table-cell table:style-name="ce1">
            <draw:frame draw:z-index="1" draw:id="id3" draw:style-name="a3" draw:name="Chart 4" svg:x="0.04675in" svg:y="0.04262in" svg:width="7.41142in" svg:height="4.2854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FULL</text:p>
          </table:table-cell>
          <table:table-cell office:value-type="float" office:value="2.3502480183341627" table:formula="of:=LOG([.D3])" table:style-name="ce1">
            <text:p>2.350248018</text:p>
          </table:table-cell>
          <table:table-cell office:value-type="float" office:value="100" table:style-name="ce1">
            <text:p>100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.8943160626844384" table:formula="of:=LOG([.D4])" table:style-name="ce1">
            <text:p>2.894316063</text:p>
          </table:table-cell>
          <table:table-cell office:value-type="float" office:value="200" table:style-name="ce1">
            <text:p>200</text:p>
          </table:table-cell>
          <table:table-cell office:value-type="float" office:value="784" table:style-name="ce1">
            <text:p>78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5196967671598531" table:formula="of:=LOG([.D5])" table:style-name="ce1">
            <text:p>3.519696767</text:p>
          </table:table-cell>
          <table:table-cell office:value-type="float" office:value="400" table:style-name="ce1">
            <text:p>400</text:p>
          </table:table-cell>
          <table:table-cell office:value-type="float" office:value="3309" table:style-name="ce1">
            <text:p>330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7049222912234017" table:formula="of:=LOG([.D6])" table:style-name="ce1">
            <text:p>3.704922291</text:p>
          </table:table-cell>
          <table:table-cell office:value-type="float" office:value="500" table:style-name="ce1">
            <text:p>500</text:p>
          </table:table-cell>
          <table:table-cell office:value-type="float" office:value="5069" table:style-name="ce1">
            <text:p>506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.2966432556428797" table:formula="of:=LOG([.D7])" table:style-name="ce1">
            <text:p>4.296643256</text:p>
          </table:table-cell>
          <table:table-cell office:value-type="float" office:value="1000" table:style-name="ce1">
            <text:p>1000</text:p>
          </table:table-cell>
          <table:table-cell office:value-type="float" office:value="19799" table:style-name="ce1">
            <text:p>1979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.9124930737705581" table:formula="of:=LOG([.D8])" table:style-name="ce1">
            <text:p>4.912493074</text:p>
          </table:table-cell>
          <table:table-cell office:value-type="float" office:value="2000" table:style-name="ce1">
            <text:p>2000</text:p>
          </table:table-cell>
          <table:table-cell office:value-type="float" office:value="81751" table:style-name="ce1">
            <text:p>8175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LOG([.D9])" table:style-name="ce1">
            <text:p>#NUM!</text:p>
          </table:table-cell>
          <table:table-cell office:value-type="float" office:value="4000" table:style-name="ce1">
            <text:p>40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" table:formula="of:=LOG([.D10])" table:style-name="ce1">
            <text:p>#NUM!</text:p>
          </table:table-cell>
          <table:table-cell table:style-name="ce1"/>
          <table:table-cell office:value-type="float" office:value="0" table:formula="of:=SUM([.E10:.I10])/5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NE</text:p>
          </table:table-cell>
          <table:table-cell office:value-type="float" office:value="3.6861892342440234" table:formula="of:=LOG([.D11])" table:style-name="ce1">
            <text:p>3.686189234</text:p>
          </table:table-cell>
          <table:table-cell office:value-type="float" office:value="100" table:style-name="ce1">
            <text:p>100</text:p>
          </table:table-cell>
          <table:table-cell office:value-type="float" office:value="4855" table:style-name="ce1">
            <text:p>485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.1608285431445466" table:formula="of:=LOG([.D12])" table:style-name="ce1">
            <text:p>4.160828543</text:p>
          </table:table-cell>
          <table:table-cell office:value-type="float" office:value="200" table:style-name="ce1">
            <text:p>200</text:p>
          </table:table-cell>
          <table:table-cell office:value-type="float" office:value="14482" table:style-name="ce1">
            <text:p>1448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7298125071609358" table:formula="of:=LOG([.D13])" table:style-name="ce1">
            <text:p>3.729812507</text:p>
          </table:table-cell>
          <table:table-cell office:value-type="float" office:value="400" table:style-name="ce1">
            <text:p>400</text:p>
          </table:table-cell>
          <table:table-cell office:value-type="float" office:value="5368" table:style-name="ce1">
            <text:p>536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LOG([.D14])" table:style-name="ce1">
            <text:p>#NUM!</text:p>
          </table:table-cell>
          <table:table-cell office:value-type="float" office:value="500" table:style-name="ce1">
            <text:p>5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" table:formula="of:=LOG([.D15])" table:style-name="ce1">
            <text:p>#NUM!</text:p>
          </table:table-cell>
          <table:table-cell office:value-type="float" office:value="1000" table:style-name="ce1">
            <text:p>10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" table:formula="of:=LOG([.D16])" table:style-name="ce1">
            <text:p>#NUM!</text:p>
          </table:table-cell>
          <table:table-cell office:value-type="float" office:value="2000" table:style-name="ce1">
            <text:p>20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" table:formula="of:=LOG([.D17])" table:style-name="ce1">
            <text:p>#NUM!</text:p>
          </table:table-cell>
          <table:table-cell office:value-type="float" office:value="4000" table:style-name="ce1">
            <text:p>40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" table:formula="of:=LOG([.D18])" table:style-name="ce1">
            <text:p>#NUM!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D2D</text:p>
          </table:table-cell>
          <table:table-cell office:value-type="float" office:value="0.77815125038364363" table:formula="of:=LOG([.D19])" table:style-name="ce1">
            <text:p>0.77815125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4230819582972312" table:formula="of:=LOG([.D20])" table:style-name="ce1">
            <text:p>3.423081958</text:p>
          </table:table-cell>
          <table:table-cell office:value-type="float" office:value="200" table:style-name="ce1">
            <text:p>200</text:p>
          </table:table-cell>
          <table:table-cell office:value-type="float" office:value="2649" table:style-name="ce1">
            <text:p>264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9035782936630543" table:formula="of:=LOG([.D21])" table:style-name="ce1">
            <text:p>3.903578294</text:p>
          </table:table-cell>
          <table:table-cell office:value-type="float" office:value="400" table:style-name="ce1">
            <text:p>400</text:p>
          </table:table-cell>
          <table:table-cell office:value-type="float" office:value="8009" table:style-name="ce1">
            <text:p>800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.8422971343280654" table:formula="of:=LOG([.D22])" table:style-name="ce1">
            <text:p>3.842297134</text:p>
          </table:table-cell>
          <table:table-cell office:value-type="float" office:value="500" table:style-name="ce1">
            <text:p>500</text:p>
          </table:table-cell>
          <table:table-cell office:value-type="float" office:value="6955" table:style-name="ce1">
            <text:p>695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4.3386954890147837" table:formula="of:=LOG([.D23])" table:style-name="ce1">
            <text:p>4.338695489</text:p>
          </table:table-cell>
          <table:table-cell office:value-type="float" office:value="1000" table:style-name="ce1">
            <text:p>1000</text:p>
          </table:table-cell>
          <table:table-cell office:value-type="float" office:value="21812" table:style-name="ce1">
            <text:p>2181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4.84790565505521" table:formula="of:=LOG([.D24])" table:style-name="ce1">
            <text:p>4.847905655</text:p>
          </table:table-cell>
          <table:table-cell office:value-type="float" office:value="2000" table:style-name="ce1">
            <text:p>2000</text:p>
          </table:table-cell>
          <table:table-cell office:value-type="float" office:value="70454" table:style-name="ce1">
            <text:p>7045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" table:formula="of:=LOG([.D25])" table:style-name="ce1">
            <text:p>#NUM!</text:p>
          </table:table-cell>
          <table:table-cell office:value-type="float" office:value="4000" table:style-name="ce1">
            <text:p>4000</text:p>
          </table:table-cell>
          <table:table-cell table:number-columns-repeated="3" table:style-name="ce1"/>
          <table:table-cell table:style-name="ce1">
            <draw:frame draw:z-index="2" draw:id="id4" draw:style-name="a4" draw:name="Chart 5" svg:x="0.67708in" svg:y="0.02083in" svg:width="6.79685in" svg:height="3.854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" table:formula="of:=LOG([.D26])" table:style-name="ce1">
            <text:p>#NUM!</text:p>
          </table:table-cell>
          <table:table-cell table:style-name="ce1"/>
          <table:table-cell office:value-type="float" office:value="0" table:formula="of:=SUM([.E26:.I26])/2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DTORUS</text:p>
          </table:table-cell>
          <table:table-cell office:value-type="float" office:value="1.9822712330395684" table:formula="of:=LOG([.D27])" table:style-name="ce1">
            <text:p>1.982271233</text:p>
          </table:table-cell>
          <table:table-cell office:value-type="float" office:value="125" table:style-name="ce1">
            <text:p>125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2.2922560713564759" table:formula="of:=LOG([.D28])" table:style-name="ce1">
            <text:p>2.292256071</text:p>
          </table:table-cell>
          <table:table-cell office:value-type="float" office:value="216" table:style-name="ce1">
            <text:p>216</text:p>
          </table:table-cell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2.5921767573958667" table:formula="of:=LOG([.D29])" table:style-name="ce1">
            <text:p>2.592176757</text:p>
          </table:table-cell>
          <table:table-cell office:value-type="float" office:value="343" table:style-name="ce1">
            <text:p>343</text:p>
          </table:table-cell>
          <table:table-cell office:value-type="float" office:value="391" table:style-name="ce1">
            <text:p>391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2.8709888137605755" table:formula="of:=LOG([.D30])" table:style-name="ce1">
            <text:p>2.870988814</text:p>
          </table:table-cell>
          <table:table-cell office:value-type="float" office:value="512" table:style-name="ce1">
            <text:p>512</text:p>
          </table:table-cell>
          <table:table-cell office:value-type="float" office:value="743" table:style-name="ce1">
            <text:p>743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3.338854746252323" table:formula="of:=LOG([.D31])" table:style-name="ce1">
            <text:p>3.338854746</text:p>
          </table:table-cell>
          <table:table-cell office:value-type="float" office:value="1000" table:style-name="ce1">
            <text:p>1000</text:p>
          </table:table-cell>
          <table:table-cell office:value-type="float" office:value="2182" table:style-name="ce1">
            <text:p>2182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3.8917046762391827" table:formula="of:=LOG([.D32])" table:style-name="ce1">
            <text:p>3.891704676</text:p>
          </table:table-cell>
          <table:table-cell office:value-type="float" office:value="2197" table:style-name="ce1">
            <text:p>2197</text:p>
          </table:table-cell>
          <table:table-cell office:value-type="float" office:value="7793" table:style-name="ce1">
            <text:p>7793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4.3466463175768899" table:formula="of:=LOG([.D33])" table:style-name="ce1">
            <text:p>4.346646318</text:p>
          </table:table-cell>
          <table:table-cell office:value-type="float" office:value="4096" table:style-name="ce1">
            <text:p>4096</text:p>
          </table:table-cell>
          <table:table-cell office:value-type="float" office:value="22215" table:style-name="ce1">
            <text:p>2221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LOG([.D34])" table:style-name="ce1">
            <text:p>#NUM!</text:p>
          </table:table-cell>
          <table:table-cell table:style-name="ce1"/>
          <table:table-cell office:value-type="float" office:value="0" table:formula="of:=SUM([.E34:.I34])/5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NEYCOMB</text:p>
          </table:table-cell>
          <table:table-cell office:value-type="float" office:value="2.9642596301968491" table:formula="of:=LOG([.D35])" table:style-name="ce1">
            <text:p>2.96425963</text:p>
          </table:table-cell>
          <table:table-cell office:value-type="float" office:value="100" table:style-name="ce1">
            <text:p>100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4323277922616042" table:formula="of:=LOG([.D36])" table:style-name="ce1">
            <text:p>3.432327792</text:p>
          </table:table-cell>
          <table:table-cell office:value-type="float" office:value="225" table:style-name="ce1">
            <text:p>225</text:p>
          </table:table-cell>
          <table:table-cell office:value-type="float" office:value="2706" table:style-name="ce1">
            <text:p>270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.555481391008998" table:formula="of:=LOG([.D37])" table:style-name="ce1">
            <text:p>4.555481391</text:p>
          </table:table-cell>
          <table:table-cell office:value-type="float" office:value="400" table:style-name="ce1">
            <text:p>400</text:p>
          </table:table-cell>
          <table:table-cell office:value-type="float" office:value="35932" table:style-name="ce1">
            <text:p>3593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.1868716143645353" table:formula="of:=LOG([.D38])" table:style-name="ce1">
            <text:p>4.186871614</text:p>
          </table:table-cell>
          <table:table-cell office:value-type="float" office:value="529" table:style-name="ce1">
            <text:p>529</text:p>
          </table:table-cell>
          <table:table-cell office:value-type="float" office:value="15377" table:style-name="ce1">
            <text:p>1537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LOG([.D39])" table:style-name="ce1">
            <text:p>#NUM!</text:p>
          </table:table-cell>
          <table:table-cell office:value-type="float" office:value="1024" table:style-name="ce1">
            <text:p>102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" table:formula="of:=LOG([.D40])" table:style-name="ce1">
            <text:p>#NUM!</text:p>
          </table:table-cell>
          <table:table-cell office:value-type="float" office:value="2025" table:style-name="ce1">
            <text:p>202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" table:formula="of:=LOG([.D41])" table:style-name="ce1">
            <text:p>#NUM!</text:p>
          </table:table-cell>
          <table:table-cell office:value-type="float" office:value="4096" table:style-name="ce1">
            <text:p>409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" table:formula="of:=LOG([.D42])" table:style-name="ce1">
            <text:p>#NUM!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DHONEYCOMB</text:p>
          </table:table-cell>
          <table:table-cell office:value-type="float" office:value="2.1492191126553797" table:formula="of:=LOG([.D43])" table:style-name="ce1">
            <text:p>2.149219113</text:p>
          </table:table-cell>
          <table:table-cell office:value-type="float" office:value="100" table:style-name="ce1">
            <text:p>100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.403120521175818" table:formula="of:=LOG([.D44])" table:style-name="ce1">
            <text:p>2.403120521</text:p>
          </table:table-cell>
          <table:table-cell office:value-type="float" office:value="225" table:style-name="ce1">
            <text:p>225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.9211660506377388" table:formula="of:=LOG([.D45])" table:style-name="ce1">
            <text:p>2.921166051</text:p>
          </table:table-cell>
          <table:table-cell office:value-type="float" office:value="400" table:style-name="ce1">
            <text:p>400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.840106094456758" table:formula="of:=LOG([.D46])" table:style-name="ce1">
            <text:p>2.840106094</text:p>
          </table:table-cell>
          <table:table-cell office:value-type="float" office:value="529" table:style-name="ce1">
            <text:p>529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1525940779274699" table:formula="of:=LOG([.D47])" table:style-name="ce1">
            <text:p>3.152594078</text:p>
          </table:table-cell>
          <table:table-cell office:value-type="float" office:value="1024" table:style-name="ce1">
            <text:p>1024</text:p>
          </table:table-cell>
          <table:table-cell office:value-type="float" office:value="1421" table:style-name="ce1">
            <text:p>142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3.6839471307515121" table:formula="of:=LOG([.D48])" table:style-name="ce1">
            <text:p>3.683947131</text:p>
          </table:table-cell>
          <table:table-cell office:value-type="float" office:value="2025" table:style-name="ce1">
            <text:p>2025</text:p>
          </table:table-cell>
          <table:table-cell office:value-type="float" office:value="4830" table:style-name="ce1">
            <text:p>4830</text:p>
          </table:table-cell>
          <table:table-cell table:number-columns-repeated="3"/>
          <table:table-cell table:style-name="ce1">
            <draw:frame draw:z-index="3" draw:id="id5" draw:style-name="a5" draw:name="Chart 5" svg:x="0in" svg:y="0in" svg:width="6.79685in" svg:height="3.854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office:value-type="float" office:value="4.074231138020326" table:formula="of:=LOG([.D49])" table:style-name="ce1">
            <text:p>4.074231138</text:p>
          </table:table-cell>
          <table:table-cell office:value-type="float" office:value="4096" table:style-name="ce1">
            <text:p>4096</text:p>
          </table:table-cell>
          <table:table-cell office:value-type="float" office:value="11864" table:style-name="ce1">
            <text:p>11864</text:p>
          </table:table-cell>
          <table:table-cell table:number-columns-repeated="16380"/>
        </table:table-row>
        <table:table-row table:number-rows-repeated="1048527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1" table:default-cell-style-name="ce1"/>
        <table:table-column table:style-name="co3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ull</text:p>
          </table:table-cell>
          <table:table-cell office:value-type="float" office:value="3.1574567681342258" table:style-name="ce1">
            <text:p>3.157456768</text:p>
          </table:table-cell>
          <table:table-cell office:value-type="float" office:value="3.1723109685219542" table:style-name="ce1">
            <text:p>3.172310969</text:p>
          </table:table-cell>
          <table:table-cell office:value-type="float" office:value="3.1504494094608808" table:style-name="ce1">
            <text:p>3.150449409</text:p>
          </table:table-cell>
          <table:table-cell office:value-type="float" office:value="3.1556396337597765" table:style-name="ce1">
            <text:p>3.155639634</text:p>
          </table:table-cell>
          <table:table-cell office:value-type="float" office:value="3.1589652603834102" table:style-name="ce1">
            <text:p>3.15896526</text:p>
          </table:table-cell>
          <table:table-cell office:value-type="float" office:value="3.166133970305109" table:style-name="ce1">
            <text:p>3.16613397</text:p>
          </table:table-cell>
          <table:table-cell office:value-type="float" office:value="3.1852587652965849" table:style-name="ce1">
            <text:p>3.185258765</text:p>
          </table:table-cell>
          <table:table-cell office:value-type="float" office:value="3.249198357391113" table:style-name="ce1">
            <text:p>3.249198357</text:p>
          </table:table-cell>
          <table:table-cell office:value-type="float" office:value="3.3205616801952367" table:style-name="ce1">
            <text:p>3.32056168</text:p>
          </table:table-cell>
          <table:table-cell office:value-type="float" office:value="3.5788683286660286" table:style-name="ce1">
            <text:p>3.5788683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ine</text:p>
          </table:table-cell>
          <table:table-cell office:value-type="float" office:value="3.6709876030100341" table:style-name="ce1">
            <text:p>3.670987603</text:p>
          </table:table-cell>
          <table:table-cell office:value-type="float" office:value="3.7017406324372124" table:style-name="ce1">
            <text:p>3.701740632</text:p>
          </table:table-cell>
          <table:table-cell office:value-type="float" office:value="3.6324572921847245" table:style-name="ce1">
            <text:p>3.632457292</text:p>
          </table:table-cell>
          <table:table-cell office:value-type="float" office:value="3.8217754671834636" table:style-name="ce1">
            <text:p>3.821775467</text:p>
          </table:table-cell>
          <table:table-cell office:value-type="float" office:value="4.048519487922654" table:style-name="ce1">
            <text:p>4.048519488</text:p>
          </table:table-cell>
          <table:table-cell office:value-type="float" office:value="4.1078541475368588" table:style-name="ce1">
            <text:p>4.107854148</text:p>
          </table:table-cell>
          <table:table-cell office:value-type="float" office:value="4.2762549480217249" table:style-name="ce1">
            <text:p>4.276254948</text:p>
          </table:table-cell>
          <table:table-cell office:value-type="float" office:value="4.2518814545525272" table:style-name="ce1">
            <text:p>4.251881455</text:p>
          </table:table-cell>
          <table:table-cell office:value-type="float" office:value="4.3548764225162335" table:style-name="ce1">
            <text:p>4.354876423</text:p>
          </table:table-cell>
          <table:table-cell office:value-type="float" office:value="4.5757534453375284" table:style-name="ce1">
            <text:p>4.5757534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nd2d</text:p>
          </table:table-cell>
          <table:table-cell office:value-type="float" office:value="2.4899584794248346" table:style-name="ce1">
            <text:p>2.489958479</text:p>
          </table:table-cell>
          <table:table-cell office:value-type="float" office:value="2.5514499979728753" table:style-name="ce1">
            <text:p>2.551449998</text:p>
          </table:table-cell>
          <table:table-cell office:value-type="float" office:value="2.5550944485783194" table:style-name="ce1">
            <text:p>2.555094449</text:p>
          </table:table-cell>
          <table:table-cell office:value-type="float" office:value="2.6334684555795866" table:style-name="ce1">
            <text:p>2.633468456</text:p>
          </table:table-cell>
          <table:table-cell office:value-type="float" office:value="2.6946051989335689" table:style-name="ce1">
            <text:p>2.694605199</text:p>
          </table:table-cell>
          <table:table-cell office:value-type="float" office:value="2.7403626894942437" table:style-name="ce1">
            <text:p>2.740362689</text:p>
          </table:table-cell>
          <table:table-cell office:value-type="float" office:value="2.8627275283179747" table:style-name="ce1">
            <text:p>2.862727528</text:p>
          </table:table-cell>
          <table:table-cell office:value-type="float" office:value="2.9604707775342991" table:style-name="ce1">
            <text:p>2.960470778</text:p>
          </table:table-cell>
          <table:table-cell office:value-type="float" office:value="3.0962145853464054" table:style-name="ce1">
            <text:p>3.096214585</text:p>
          </table:table-cell>
          <table:table-cell office:value-type="float" office:value="3.4148062795010126" table:style-name="ce1">
            <text:p>3.414806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dtorus</text:p>
          </table:table-cell>
          <table:table-cell office:value-type="float" office:value="2.4638929889859074" table:style-name="ce1">
            <text:p>2.463892989</text:p>
          </table:table-cell>
          <table:table-cell office:value-type="float" office:value="2.4955443375464483" table:style-name="ce1">
            <text:p>2.495544338</text:p>
          </table:table-cell>
          <table:table-cell office:value-type="float" office:value="2.5611013836490559" table:style-name="ce1">
            <text:p>2.561101384</text:p>
          </table:table-cell>
          <table:table-cell office:value-type="float" office:value="2.6273658565927325" table:style-name="ce1">
            <text:p>2.627365857</text:p>
          </table:table-cell>
          <table:table-cell office:value-type="float" office:value="2.6785183790401139" table:style-name="ce1">
            <text:p>2.678518379</text:p>
          </table:table-cell>
          <table:table-cell office:value-type="float" office:value="2.7481880270062002" table:style-name="ce1">
            <text:p>2.748188027</text:p>
          </table:table-cell>
          <table:table-cell office:value-type="float" office:value="2.847572659142112" table:style-name="ce1">
            <text:p>2.847572659</text:p>
          </table:table-cell>
          <table:table-cell office:value-type="float" office:value="2.9708116108725178" table:style-name="ce1">
            <text:p>2.970811611</text:p>
          </table:table-cell>
          <table:table-cell office:value-type="float" office:value="3.1427022457376155" table:style-name="ce1">
            <text:p>3.142702246</text:p>
          </table:table-cell>
          <table:table-cell office:value-type="float" office:value="3.4310419453358856" table:style-name="ce1">
            <text:p>3.43104194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oneycomb</text:p>
          </table:table-cell>
          <table:table-cell office:value-type="float" office:value="2.8943160626844384" table:style-name="ce1">
            <text:p>2.894316063</text:p>
          </table:table-cell>
          <table:table-cell office:value-type="float" office:value="2.9556877503135057" table:style-name="ce1">
            <text:p>2.95568775</text:p>
          </table:table-cell>
          <table:table-cell office:value-type="float" office:value="3.0989896394011773" table:style-name="ce1">
            <text:p>3.098989639</text:p>
          </table:table-cell>
          <table:table-cell office:value-type="float" office:value="2.9872192299080047" table:style-name="ce1">
            <text:p>2.98721923</text:p>
          </table:table-cell>
          <table:table-cell office:value-type="float" office:value="3.171726453653231" table:style-name="ce1">
            <text:p>3.171726454</text:p>
          </table:table-cell>
          <table:table-cell office:value-type="float" office:value="3.1176026916900841" table:style-name="ce1">
            <text:p>3.117602692</text:p>
          </table:table-cell>
          <table:table-cell office:value-type="float" office:value="3.4398062113933303" table:style-name="ce1">
            <text:p>3.439806211</text:p>
          </table:table-cell>
          <table:table-cell office:value-type="float" office:value="3.344981413927258" table:style-name="ce1">
            <text:p>3.344981414</text:p>
          </table:table-cell>
          <table:table-cell office:value-type="float" office:value="3.5398285583778981" table:style-name="ce1">
            <text:p>3.539828558</text:p>
          </table:table-cell>
          <table:table-cell office:value-type="float" office:value="3.9711366294768062" table:style-name="ce1">
            <text:p>3.97113662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ndhoney</text:p>
          </table:table-cell>
          <table:table-cell office:value-type="float" office:value="2.5340261060561349" table:style-name="ce1">
            <text:p>2.534026106</text:p>
          </table:table-cell>
          <table:table-cell office:value-type="float" office:value="2.5888317255942073" table:style-name="ce1">
            <text:p>2.588831726</text:p>
          </table:table-cell>
          <table:table-cell office:value-type="float" office:value="2.6232492903979003" table:style-name="ce1">
            <text:p>2.62324929</text:p>
          </table:table-cell>
          <table:table-cell office:value-type="float" office:value="2.6875289612146345" table:style-name="ce1">
            <text:p>2.687528961</text:p>
          </table:table-cell>
          <table:table-cell office:value-type="float" office:value="2.7656685547590141" table:style-name="ce1">
            <text:p>2.765668555</text:p>
          </table:table-cell>
          <table:table-cell office:value-type="float" office:value="2.8068580295188172" table:style-name="ce1">
            <text:p>2.80685803</text:p>
          </table:table-cell>
          <table:table-cell office:value-type="float" office:value="2.9116901587538613" table:style-name="ce1">
            <text:p>2.911690159</text:p>
          </table:table-cell>
          <table:table-cell office:value-type="float" office:value="3.0102999566398121" table:style-name="ce1">
            <text:p>3.010299957</text:p>
          </table:table-cell>
          <table:table-cell office:value-type="float" office:value="3.1849751906982608" table:style-name="ce1">
            <text:p>3.184975191</text:p>
          </table:table-cell>
          <table:table-cell office:value-type="float" office:value="3.5051499783199058" table:style-name="ce1">
            <text:p>3.505149978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437" table:style-name="ce1">
            <text:p>1437</text:p>
          </table:table-cell>
          <table:table-cell office:value-type="float" office:value="1487" table:style-name="ce1">
            <text:p>1487</text:p>
          </table:table-cell>
          <table:table-cell office:value-type="float" office:value="1414" table:style-name="ce1">
            <text:p>1414</text:p>
          </table:table-cell>
          <table:table-cell office:value-type="float" office:value="1431" table:style-name="ce1">
            <text:p>1431</text:p>
          </table:table-cell>
          <table:table-cell office:value-type="float" office:value="1442" table:style-name="ce1">
            <text:p>1442</text:p>
          </table:table-cell>
          <table:table-cell office:value-type="float" office:value="1466" table:style-name="ce1">
            <text:p>1466</text:p>
          </table:table-cell>
          <table:table-cell office:value-type="float" office:value="1532" table:style-name="ce1">
            <text:p>1532</text:p>
          </table:table-cell>
          <table:table-cell office:value-type="float" office:value="1775" table:style-name="ce1">
            <text:p>1775</text:p>
          </table:table-cell>
          <table:table-cell office:value-type="float" office:value="2092" table:style-name="ce1">
            <text:p>2092</text:p>
          </table:table-cell>
          <table:table-cell office:value-type="float" office:value="3792" table:style-name="ce1">
            <text:p>3792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4688" table:style-name="ce1">
            <text:p>4688</text:p>
          </table:table-cell>
          <table:table-cell office:value-type="float" office:value="5032" table:style-name="ce1">
            <text:p>5032</text:p>
          </table:table-cell>
          <table:table-cell office:value-type="float" office:value="4290" table:style-name="ce1">
            <text:p>4290</text:p>
          </table:table-cell>
          <table:table-cell office:value-type="float" office:value="6634" table:style-name="ce1">
            <text:p>6634</text:p>
          </table:table-cell>
          <table:table-cell office:value-type="float" office:value="11182" table:style-name="ce1">
            <text:p>11182</text:p>
          </table:table-cell>
          <table:table-cell office:value-type="float" office:value="12819" table:style-name="ce1">
            <text:p>12819</text:p>
          </table:table-cell>
          <table:table-cell office:value-type="float" office:value="18891" table:style-name="ce1">
            <text:p>18891</text:p>
          </table:table-cell>
          <table:table-cell office:value-type="float" office:value="17860" table:style-name="ce1">
            <text:p>17860</text:p>
          </table:table-cell>
          <table:table-cell office:value-type="float" office:value="22640" table:style-name="ce1">
            <text:p>22640</text:p>
          </table:table-cell>
          <table:table-cell office:value-type="float" office:value="37649" table:style-name="ce1">
            <text:p>37649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356" table:style-name="ce1">
            <text:p>356</text:p>
          </table:table-cell>
          <table:table-cell office:value-type="float" office:value="359" table:style-name="ce1">
            <text:p>359</text:p>
          </table:table-cell>
          <table:table-cell office:value-type="float" office:value="430" table:style-name="ce1">
            <text:p>430</text:p>
          </table:table-cell>
          <table:table-cell office:value-type="float" office:value="495" table:style-name="ce1">
            <text:p>495</text:p>
          </table:table-cell>
          <table:table-cell office:value-type="float" office:value="550" table:style-name="ce1">
            <text:p>550</text:p>
          </table:table-cell>
          <table:table-cell office:value-type="float" office:value="729" table:style-name="ce1">
            <text:p>729</text:p>
          </table:table-cell>
          <table:table-cell office:value-type="float" office:value="913" table:style-name="ce1">
            <text:p>913</text:p>
          </table:table-cell>
          <table:table-cell office:value-type="float" office:value="1248" table:style-name="ce1">
            <text:p>1248</text:p>
          </table:table-cell>
          <table:table-cell office:value-type="float" office:value="2599" table:style-name="ce1">
            <text:p>2599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313" table:style-name="ce1">
            <text:p>313</text:p>
          </table:table-cell>
          <table:table-cell office:value-type="float" office:value="364" table:style-name="ce1">
            <text:p>364</text:p>
          </table:table-cell>
          <table:table-cell office:value-type="float" office:value="424" table:style-name="ce1">
            <text:p>424</text:p>
          </table:table-cell>
          <table:table-cell office:value-type="float" office:value="477" table:style-name="ce1">
            <text:p>477</text:p>
          </table:table-cell>
          <table:table-cell office:value-type="float" office:value="560" table:style-name="ce1">
            <text:p>560</text:p>
          </table:table-cell>
          <table:table-cell office:value-type="float" office:value="704" table:style-name="ce1">
            <text:p>704</text:p>
          </table:table-cell>
          <table:table-cell office:value-type="float" office:value="935" table:style-name="ce1">
            <text:p>935</text:p>
          </table:table-cell>
          <table:table-cell office:value-type="float" office:value="1389" table:style-name="ce1">
            <text:p>1389</text:p>
          </table:table-cell>
          <table:table-cell office:value-type="float" office:value="2698" table:style-name="ce1">
            <text:p>2698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784" table:style-name="ce1">
            <text:p>784</text:p>
          </table:table-cell>
          <table:table-cell office:value-type="float" office:value="903" table:style-name="ce1">
            <text:p>903</text:p>
          </table:table-cell>
          <table:table-cell office:value-type="float" office:value="1256" table:style-name="ce1">
            <text:p>1256</text:p>
          </table:table-cell>
          <table:table-cell office:value-type="float" office:value="971" table:style-name="ce1">
            <text:p>971</text:p>
          </table:table-cell>
          <table:table-cell office:value-type="float" office:value="1485" table:style-name="ce1">
            <text:p>1485</text:p>
          </table:table-cell>
          <table:table-cell office:value-type="float" office:value="1311" table:style-name="ce1">
            <text:p>1311</text:p>
          </table:table-cell>
          <table:table-cell office:value-type="float" office:value="2753" table:style-name="ce1">
            <text:p>2753</text:p>
          </table:table-cell>
          <table:table-cell office:value-type="float" office:value="2213" table:style-name="ce1">
            <text:p>2213</text:p>
          </table:table-cell>
          <table:table-cell office:value-type="float" office:value="3466" table:style-name="ce1">
            <text:p>3466</text:p>
          </table:table-cell>
          <table:table-cell office:value-type="float" office:value="9357" table:style-name="ce1">
            <text:p>9357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388" table:style-name="ce1">
            <text:p>388</text:p>
          </table:table-cell>
          <table:table-cell office:value-type="float" office:value="420" table:style-name="ce1">
            <text:p>420</text:p>
          </table:table-cell>
          <table:table-cell office:value-type="float" office:value="487" table:style-name="ce1">
            <text:p>487</text:p>
          </table:table-cell>
          <table:table-cell office:value-type="float" office:value="583" table:style-name="ce1">
            <text:p>583</text:p>
          </table:table-cell>
          <table:table-cell office:value-type="float" office:value="641" table:style-name="ce1">
            <text:p>641</text:p>
          </table:table-cell>
          <table:table-cell office:value-type="float" office:value="816" table:style-name="ce1">
            <text:p>816</text:p>
          </table:table-cell>
          <table:table-cell office:value-type="float" office:value="1024" table:style-name="ce1">
            <text:p>1024</text:p>
          </table:table-cell>
          <table:table-cell office:value-type="float" office:value="1531" table:style-name="ce1">
            <text:p>1531</text:p>
          </table:table-cell>
          <table:table-cell office:value-type="float" office:value="3200" table:style-name="ce1">
            <text:p>32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6" draw:style-name="a6" draw:name="Chart 1" svg:x="0.15625in" svg:y="0.13542in" svg:width="7.51042in" svg:height="4.11458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2" draw:id="id7" draw:style-name="a7" draw:name="Chart 2" svg:x="0.09375in" svg:y="0.08333in" svg:width="6.91667in" svg:height="4.15625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Arpan</dc:creator>
    <meta:creation-date>2019-09-30T19:52:38Z</meta:creation-date>
    <dc:date>2019-10-02T06:47:08Z</dc:date>
    <meta:editing-cycles>52</meta:editing-cycles>
    <meta:editing-duration>PT1875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1000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03.6885826771654pt" svg:width="542.198031496063pt" chart:style-name="Crt0">
        <chart:title chart:style-name="CT00">
          <text:p text:style-name="a0" text:class-names="" text:cond-style-name="">Gossip bar graph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categories table:cell-range-address="Sheet1.$C$3:.$C$9"/>
          </chart:axis>
          <chart:series chart:values-cell-range-address="Sheet1.$D$3:.$D$8" chart:class="chart:bar" chart:attached-axis="primary-y" chart:style-name="G0S0">
            <chart:data-point chart:repeated="6"/>
          </chart:series>
          <chart:series chart:values-cell-range-address="Sheet1.$D$11:.$D$17" chart:class="chart:bar" chart:attached-axis="primary-y" chart:style-name="G0S1">
            <chart:data-point chart:repeated="7"/>
          </chart:series>
          <chart:series chart:values-cell-range-address="Sheet1.$D$19:.$D$25" chart:class="chart:bar" chart:attached-axis="primary-y" chart:style-name="G0S2">
            <chart:data-point chart:repeated="7"/>
          </chart:series>
          <chart:series chart:values-cell-range-address="Sheet1.$D$27:.$D$33" chart:class="chart:bar" chart:attached-axis="primary-y" chart:style-name="G0S3">
            <chart:data-point chart:repeated="7"/>
          </chart:series>
          <chart:series chart:values-cell-range-address="Sheet1.$D$35:.$D$41" chart:class="chart:bar" chart:attached-axis="primary-y" chart:style-name="G0S4">
            <chart:data-point chart:repeated="7"/>
          </chart:series>
          <chart:series chart:values-cell-range-address="Sheet1.$D$43:.$D$49" chart:class="chart:bar" chart:attached-axis="primary-y" chart:style-name="G0S5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7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7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77.511811023622pt" svg:width="489.3731496062992pt" chart:style-name="Crt0">
        <chart:title chart:style-name="CT00">
          <text:p text:style-name="a0" text:class-names="" text:cond-style-name="">Gossip line graph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1.$D$3:.$D$7" chart:class="chart:scatter" chart:attached-axis="primary-y" chart:style-name="G0S0">
            <chart:domain table:cell-range-address="Sheet1.$C$3:.$C$7"/>
            <chart:data-point chart:repeated="5"/>
          </chart:series>
          <chart:series chart:values-cell-range-address="Sheet1.$D$11:.$D$15" chart:class="chart:scatter" chart:attached-axis="primary-y" chart:style-name="G0S1">
            <chart:domain table:cell-range-address="Sheet1.$C$11:.$C$15"/>
            <chart:data-point chart:repeated="5"/>
          </chart:series>
          <chart:series chart:values-cell-range-address="Sheet1.$D$20:.$D$24" chart:class="chart:scatter" chart:attached-axis="primary-y" chart:style-name="G0S2">
            <chart:domain table:cell-range-address="Sheet1.$C$20:.$C$23"/>
            <chart:data-point chart:repeated="4"/>
          </chart:series>
          <chart:series chart:values-cell-range-address="Sheet1.$D$27:.$D$33" chart:class="chart:scatter" chart:attached-axis="primary-y" chart:style-name="G0S3">
            <chart:domain table:cell-range-address="Sheet1.$C$27:.$C$31"/>
            <chart:data-point chart:repeated="5"/>
          </chart:series>
          <chart:series chart:values-cell-range-address="Sheet1.$D$35:.$D$41" chart:class="chart:scatter" chart:attached-axis="primary-y" chart:style-name="G0S4">
            <chart:domain table:cell-range-address="Sheet1.$C$35:.$C$39"/>
            <chart:data-point chart:repeated="5"/>
          </chart:series>
          <chart:series chart:values-cell-range-address="Sheet1.$D$43:.$D$49" chart:class="chart:scatter" chart:attached-axis="primary-y" chart:style-name="G0S5">
            <chart:domain table:cell-range-address="Sheet1.$C$43:.$C$47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1.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one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01.5pt" svg:width="550.5pt" chart:style-name="Crt0">
        <chart:title chart:style-name="CT00">
          <text:p text:style-name="a0" text:class-names="" text:cond-style-name="">Logarithmic time vs number of node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umber of node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og Time (ms)</text:p>
            </chart:title>
            <chart:grid chart:class="major" chart:style-name="GMa1"/>
          </chart:axis>
          <chart:series chart:values-cell-range-address="Sheet1.$B$3:.$B$7" chart:class="chart:scatter" chart:attached-axis="primary-y" chart:style-name="G0S0">
            <chart:domain table:cell-range-address="Sheet1.$C$3:.$C$7"/>
            <chart:data-point chart:repeated="5"/>
          </chart:series>
          <chart:series chart:values-cell-range-address="Sheet1.$B$11:.$B$15" chart:class="chart:scatter" chart:attached-axis="primary-y" chart:style-name="G0S1">
            <chart:domain table:cell-range-address="Sheet1.$C$11:.$C$15"/>
            <chart:data-point chart:repeated="5"/>
          </chart:series>
          <chart:series chart:values-cell-range-address="Sheet1.$B$20:.$B$23" chart:class="chart:scatter" chart:attached-axis="primary-y" chart:style-name="G0S2">
            <chart:domain table:cell-range-address="Sheet1.$C$20:.$C$23"/>
            <chart:data-point chart:repeated="4"/>
          </chart:series>
          <chart:series chart:values-cell-range-address="Sheet1.$B$27:.$B$31" chart:class="chart:scatter" chart:attached-axis="primary-y" chart:style-name="G0S3">
            <chart:domain table:cell-range-address="Sheet1.$C$27:.$C$31"/>
            <chart:data-point chart:repeated="5"/>
          </chart:series>
          <chart:series chart:values-cell-range-address="Sheet1.$B$35:.$B$39" chart:class="chart:scatter" chart:attached-axis="primary-y" chart:style-name="G0S4">
            <chart:domain table:cell-range-address="Sheet1.$C$35:.$C$39"/>
            <chart:data-point chart:repeated="5"/>
          </chart:series>
          <chart:series chart:values-cell-range-address="Sheet1.$B$43:.$B$47" chart:class="chart:scatter" chart:attached-axis="primary-y" chart:style-name="G0S5">
            <chart:domain table:cell-range-address="Sheet1.$C$43:.$C$47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444" chart:overlap="-90" chart:link-data-style-to-source="true" chart:visible="false" chart:logarithmic="false" chart:maximum="4000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8.5511811023622pt" svg:width="533.6220472440944pt" chart:style-name="Crt0">
        <chart:title chart:style-name="CT00">
          <text:p text:style-name="a0" text:class-names="" text:cond-style-name="">Push Sum bar graph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ms)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categories table:cell-range-address="Sheet2.$C$11:.$C$17"/>
            <chart:grid chart:class="major" chart:style-name="GMa1"/>
          </chart:axis>
          <chart:series chart:values-cell-range-address="Sheet2.$D$3:.$D$9" chart:class="chart:bar" chart:attached-axis="primary-y" chart:style-name="G0S0">
            <chart:data-label chart:style-name="DL00"/>
            <chart:data-point chart:repeated="7"/>
          </chart:series>
          <chart:series chart:values-cell-range-address="Sheet2.$D$11:.$D$17" chart:class="chart:bar" chart:attached-axis="primary-y" chart:style-name="G0S1">
            <chart:data-label chart:style-name="DL01"/>
            <chart:data-point chart:repeated="7"/>
          </chart:series>
          <chart:series chart:values-cell-range-address="Sheet2.$D$19:.$D$25" chart:class="chart:bar" chart:attached-axis="primary-y" chart:style-name="G0S2">
            <chart:data-label chart:style-name="DL02"/>
            <chart:data-point chart:repeated="7"/>
          </chart:series>
          <chart:series chart:values-cell-range-address="Sheet2.$D$27:.$D$33" chart:class="chart:bar" chart:attached-axis="primary-y" chart:style-name="G0S3">
            <chart:data-label chart:style-name="DL03"/>
            <chart:data-point chart:repeated="7"/>
          </chart:series>
          <chart:series chart:values-cell-range-address="Sheet2.$D$35:.$D$41" chart:class="chart:bar" chart:attached-axis="primary-y" chart:style-name="G0S4">
            <chart:data-label chart:style-name="DL04"/>
            <chart:data-point chart:repeated="7"/>
          </chart:series>
          <chart:series chart:values-cell-range-address="Sheet2.$D$43:.$D$49" chart:class="chart:bar" chart:attached-axis="primary-y" chart:style-name="G0S5">
            <chart:data-label chart:style-name="DL05"/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42in" svg:stroke-color="#adb9ca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42in" svg:stroke-color="#adb9ca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77.511811023622pt" svg:width="489.3731496062992pt" chart:style-name="Crt0">
        <chart:title chart:style-name="CT00">
          <text:p text:style-name="a0" text:class-names="" text:cond-style-name="">Push sum line graph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2.$D$3:.$D$8" chart:class="chart:scatter" chart:attached-axis="primary-y" chart:style-name="G0S0">
            <chart:domain table:cell-range-address="Sheet2.$C$3:.$C$6"/>
            <chart:data-point chart:repeated="4"/>
          </chart:series>
          <chart:series chart:values-cell-range-address="Sheet2.$D$11:.$D$13" chart:class="chart:scatter" chart:attached-axis="primary-y" chart:style-name="G0S1">
            <chart:domain table:cell-range-address="Sheet2.$C$11:.$C$13"/>
            <chart:data-point chart:repeated="3"/>
          </chart:series>
          <chart:series chart:values-cell-range-address="Sheet2.$D$20:.$D$23" chart:class="chart:scatter" chart:attached-axis="primary-y" chart:style-name="G0S2">
            <chart:domain table:cell-range-address="Sheet2.$C$19:.$C$22"/>
            <chart:data-point chart:repeated="4"/>
          </chart:series>
          <chart:series chart:values-cell-range-address="Sheet2.$D$27:.$D$32" chart:class="chart:scatter" chart:attached-axis="primary-y" chart:style-name="G0S3">
            <chart:domain table:cell-range-address="Sheet2.$C$27:.$C$30"/>
            <chart:data-point chart:repeated="4"/>
          </chart:series>
          <chart:series chart:values-cell-range-address="Sheet2.$D$35:.$D$38" chart:class="chart:scatter" chart:attached-axis="primary-y" chart:style-name="G0S4">
            <chart:domain table:cell-range-address="Sheet2.$C$35:.$C$38"/>
            <chart:data-point chart:repeated="4"/>
          </chart:series>
          <chart:series chart:values-cell-range-address="Sheet2.$D$43:.$D$47" chart:class="chart:scatter" chart:attached-axis="primary-y" chart:style-name="G0S5">
            <chart:domain table:cell-range-address="Sheet2.$C$43:.$C$46"/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42in" svg:stroke-color="#adb9ca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42in" svg:stroke-color="#adb9ca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1042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77.511811023622pt" svg:width="489.3731496062992pt" chart:style-name="Crt0">
        <chart:title chart:style-name="CT00">
          <text:p text:style-name="a0" text:class-names="" text:cond-style-name="">Push sum log time vs node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og Time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nodes</text:p>
            </chart:title>
            <chart:grid chart:class="major" chart:style-name="GMa1"/>
          </chart:axis>
          <chart:series chart:values-cell-range-address="Sheet2.$B$3:.$B$8" chart:class="chart:scatter" chart:attached-axis="primary-y" chart:style-name="G0S0">
            <chart:domain table:cell-range-address="Sheet2.$C$3:.$C$6"/>
            <chart:data-point chart:repeated="4"/>
          </chart:series>
          <chart:series chart:values-cell-range-address="Sheet2.$B$11:.$B$13" chart:class="chart:scatter" chart:attached-axis="primary-y" chart:style-name="G0S1">
            <chart:domain table:cell-range-address="Sheet2.$C$11:.$C$13"/>
            <chart:data-point chart:repeated="3"/>
          </chart:series>
          <chart:series chart:values-cell-range-address="Sheet2.$B$19:.$B$24" chart:class="chart:scatter" chart:attached-axis="primary-y" chart:style-name="G0S2">
            <chart:domain table:cell-range-address="Sheet2.$C$19:.$C$22"/>
            <chart:data-point chart:repeated="4"/>
          </chart:series>
          <chart:series chart:values-cell-range-address="Sheet2.$B$27:.$B$32" chart:class="chart:scatter" chart:attached-axis="primary-y" chart:style-name="G0S3">
            <chart:domain table:cell-range-address="Sheet2.$C$27:.$C$30"/>
            <chart:data-point chart:repeated="4"/>
          </chart:series>
          <chart:series chart:values-cell-range-address="Sheet2.$B$35:.$B$38" chart:class="chart:scatter" chart:attached-axis="primary-y" chart:style-name="G0S4">
            <chart:domain table:cell-range-address="Sheet2.$C$35:.$C$38"/>
            <chart:data-point chart:repeated="4"/>
          </chart:series>
          <chart:series chart:values-cell-range-address="Sheet2.$B$43:.$B$47" chart:class="chart:scatter" chart:attached-axis="primary-y" chart:style-name="G0S5">
            <chart:domain table:cell-range-address="Sheet2.$C$43:.$C$46"/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96.25pt" svg:width="540.75pt" chart:style-name="Crt0">
        <chart:title chart:style-name="CT00">
          <text:p text:style-name="a0" text:class-names="" text:cond-style-name="">Failure model time vs probability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Probability of failur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onvergence Time (ms)</text:p>
            </chart:title>
            <chart:grid chart:class="major" chart:style-name="GMa1"/>
          </chart:axis>
          <chart:series chart:label-cell-address="Sheet3.$A$3" chart:values-cell-range-address="Sheet3.$B$10:.$K$10" chart:class="chart:scatter" chart:attached-axis="primary-y" chart:style-name="G0S0">
            <chart:domain table:cell-range-address="Sheet3.$B$2:.$K$2"/>
            <chart:data-point chart:repeated="10"/>
          </chart:series>
          <chart:series chart:label-cell-address="Sheet3.$A$4" chart:values-cell-range-address="Sheet3.$B$11:.$K$11" chart:class="chart:scatter" chart:attached-axis="primary-y" chart:style-name="G0S1">
            <chart:domain table:cell-range-address="Sheet3.$B$2:.$K$2"/>
            <chart:data-point chart:repeated="10"/>
          </chart:series>
          <chart:series chart:label-cell-address="Sheet3.$A$5" chart:values-cell-range-address="Sheet3.$B$12:.$K$12" chart:class="chart:scatter" chart:attached-axis="primary-y" chart:style-name="G0S2">
            <chart:domain table:cell-range-address="Sheet3.$B$2:.$K$2"/>
            <chart:data-point chart:repeated="10"/>
          </chart:series>
          <chart:series chart:label-cell-address="Sheet3.$A$6" chart:values-cell-range-address="Sheet3.$B$13:.$K$13" chart:class="chart:scatter" chart:attached-axis="primary-y" chart:style-name="G0S3">
            <chart:domain table:cell-range-address="Sheet3.$B$2:.$K$2"/>
            <chart:data-point chart:repeated="10"/>
          </chart:series>
          <chart:series chart:label-cell-address="Sheet3.$A$7" chart:values-cell-range-address="Sheet3.$B$14:.$K$14" chart:class="chart:scatter" chart:attached-axis="primary-y" chart:style-name="G0S4">
            <chart:domain table:cell-range-address="Sheet3.$B$2:.$K$2"/>
            <chart:data-point chart:repeated="10"/>
          </chart:series>
          <chart:series chart:label-cell-address="Sheet3.$A$8" chart:values-cell-range-address="Sheet3.$B$15:.$K$15" chart:class="chart:scatter" chart:attached-axis="primary-y" chart:style-name="G0S5">
            <chart:domain table:cell-range-address="Sheet3.$B$2:.$K$2"/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99.25pt" svg:width="498.0pt" chart:style-name="Crt0">
        <chart:title chart:style-name="CT00">
          <text:p text:style-name="a0" text:class-names="" text:cond-style-name="">Failure model log(time) vs probability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Failure probability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log(Convergence Time) ms</text:p>
            </chart:title>
            <chart:grid chart:class="major" chart:style-name="GMa1"/>
          </chart:axis>
          <chart:series chart:label-cell-address="Sheet3.$A$3" chart:values-cell-range-address="Sheet3.$B$3:.$K$3" chart:class="chart:scatter" chart:attached-axis="primary-y" chart:style-name="G0S0">
            <chart:domain table:cell-range-address="Sheet3.$B$2:.$K$2"/>
            <chart:data-point chart:repeated="10"/>
          </chart:series>
          <chart:series chart:label-cell-address="Sheet3.$A$4" chart:values-cell-range-address="Sheet3.$B$4:.$K$4" chart:class="chart:scatter" chart:attached-axis="primary-y" chart:style-name="G0S1">
            <chart:domain table:cell-range-address="Sheet3.$B$2:.$K$2"/>
            <chart:data-point chart:repeated="10"/>
          </chart:series>
          <chart:series chart:label-cell-address="Sheet3.$A$5" chart:values-cell-range-address="Sheet3.$B$5:.$K$5" chart:class="chart:scatter" chart:attached-axis="primary-y" chart:style-name="G0S2">
            <chart:domain table:cell-range-address="Sheet3.$B$2:.$K$2"/>
            <chart:data-point chart:repeated="10"/>
          </chart:series>
          <chart:series chart:label-cell-address="Sheet3.$A$6" chart:values-cell-range-address="Sheet3.$B$6:.$K$6" chart:class="chart:scatter" chart:attached-axis="primary-y" chart:style-name="G0S3">
            <chart:domain table:cell-range-address="Sheet3.$B$2:.$K$2"/>
            <chart:data-point chart:repeated="10"/>
          </chart:series>
          <chart:series chart:label-cell-address="Sheet3.$A$7" chart:values-cell-range-address="Sheet3.$B$7:.$K$7" chart:class="chart:scatter" chart:attached-axis="primary-y" chart:style-name="G0S4">
            <chart:domain table:cell-range-address="Sheet3.$B$2:.$K$2"/>
            <chart:data-point chart:repeated="10"/>
          </chart:series>
          <chart:series chart:label-cell-address="Sheet3.$A$8" chart:values-cell-range-address="Sheet3.$B$8:.$K$8" chart:class="chart:scatter" chart:attached-axis="primary-y" chart:style-name="G0S5">
            <chart:domain table:cell-range-address="Sheet3.$B$2:.$K$2"/>
            <chart:data-point chart:repeated="1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